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p_3e_">
      <style:text-properties fo:font-weight="normal" style:font-weight-asian="normal" style:font-weight-complex="normal"/>
    </style:style>
    <style:style style:name="P2" style:family="paragraph" style:parent-style-name="_3c_p_3e_">
      <style:text-properties fo:font-weight="bold" style:font-weight-asian="bold" style:font-weight-complex="bold"/>
    </style:style>
    <style:style style:name="P3" style:family="paragraph" style:parent-style-name="_3c_p_3e_">
      <style:text-properties fo:font-variant="normal" fo:text-transform="none" fo:color="#222222" style:font-name="Google Sans" fo:font-size="7.90000009536743pt" fo:letter-spacing="normal" fo:font-style="normal" fo:font-weight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1" style:font-name-asian="Times New Roman"/>
    </style:style>
    <style:style style:name="T3" style:family="text">
      <style:text-properties fo:color="#000000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édits</text:h>
      <text:p text:style-name="_3c_p_3e_"/>
      <text:p text:style-name="_3c_p_3e_"/>
      <text:p text:style-name="_3c_p_3e_">Cette édition fait suite au projet de la correspondance électronique d'Eugène Delacroix initié en 2006 grâce à un financement de l'ANR. Une partie des lettres avaient été publiées en 2011 sur le site : <text:a xlink:type="simple" xlink:href="http://www.correspondance-delacroix.fr/" text:style-name="Internet_20_link" text:visited-style-name="Visited_20_Internet_20_Link">http://www.correspondance-delacroix.fr/</text:a></text:p>
      <text:p text:style-name="_3c_p_3e_">Le projet réunissait alors le Centre André Chastel, le musée Delacroix et le musée du Louvre, ainsi que trois directeurs scientifiques : Arlette Sérullaz, conservateur général du patrimoine, Barthélémy Jobert, professeur à l’université Paris-Sorbonne (Paris-IV), Christophe Leribault, conservateur en chef du Musée du Louvre, directeur du Musée national Eugène Delacroix.</text:p>
      <text:p text:style-name="_3c_p_3e_">En 2017, un nouveau financement de Sorbonne Université a permis de reprendre ce projet en collaboration entre le <text:a xlink:type="simple" xlink:href="http://www.centrechastel.paris-sorbonne.fr/" text:style-name="Internet_20_link" text:visited-style-name="Visited_20_Internet_20_Link">Centre André Chastel</text:a> et le <text:a xlink:type="simple" xlink:href="https://obtic.sorbonne-universite.fr/non-classe/elicom/" text:style-name="Internet_20_link" text:visited-style-name="Visited_20_Internet_20_Link">Labex OBVIL</text:a>. Le but est d'offrir une édition complète des lettres selon des normes d'édition numérique plus pérennes et interopérables. </text:p>
      <text:p text:style-name="_3c_p_3e_"/>
      <text:h text:style-name="Heading_20_2" text:outline-level="2"><text:span text:style-name="T2">É</text:span>quipe du projet</text:h>
      <text:p text:style-name="P2"/>
      <text:p text:style-name="P1">Direction : </text:p>
      <text:p text:style-name="_3c_p_3e_">Barthélémy Jobert, professeur à Sorbonne Université </text:p>
      <text:p text:style-name="_3c_p_3e_"/>
      <text:p text:style-name="_3c_p_3e_">Collaborateurs et contributeurs :</text:p>
      <text:p text:style-name="_3c_p_3e_">Gaëlle Lafage (chargée de recherche et de coordination)</text:p>
      <text:p text:style-name="_3c_p_3e_">Brice Ameille (chargé de recherche)</text:p>
      <text:p text:style-name="_3c_p_3e_">Baptiste Dumas-Piro (stagiaire - édition)</text:p>
      <text:p text:style-name="_3c_p_3e_">Alexandre Leblond (stagiaire – édition)</text:p>
      <text:p text:style-name="_3c_p_3e_">Margherita Malogioglio (stagiaire – édition)</text:p>
      <text:p text:style-name="_3c_p_3e_"/>
      <text:p text:style-name="_3c_p_3e_">Développeur et consultant pour l’édition numérique :</text:p>
      <text:p text:style-name="_3c_p_3e_"><text:a xlink:type="simple" xlink:href="mailto:frederic.glorieux@fictif.org" text:style-name="Internet_20_link" text:visited-style-name="Visited_20_Internet_20_Link">Frédéric Glorieux</text:a></text:p>
      <text:p text:style-name="_3c_p_3e_"><text:soft-page-break/></text:p>
      <text:h text:style-name="Heading_20_2" text:outline-level="2">Contact</text:h>
      <text:p text:style-name="_3c_p_3e_"><text:a xlink:type="simple" xlink:href="mailto:delacroixcorrespondance@gmail.com" text:style-name="Internet_20_link" text:visited-style-name="Visited_20_Internet_20_Link"><text:span text:style-name="T1"/></text:a></text:p>
      <text:p text:style-name="_3c_p_3e_"><text:a xlink:type="simple" xlink:href="mailto:delacroixcorrespondance@gmail.com" text:style-name="Internet_20_link" text:visited-style-name="Visited_20_Internet_20_Link"><text:span text:style-name="T1">delacroixcorrespondance@gmail.com</text:span></text:a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_3c_p_3e_" style:default-outline-level="1" style:class="text">
      <style:paragraph-properties fo:margin-top="0.423cm" fo:margin-bottom="0cm" fo:text-align="center" style:justify-single-word="false" fo:keep-together="always" fo:hyphenation-ladder-count="no-limit" fo:keep-with-next="always"/>
      <style:text-properties fo:color="#b83919" fo:font-size="18pt" fo:font-weight="bold" style:font-name-asian="Times New Roman" style:font-size-asian="18pt" style:font-weight-asian="bold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_3c_p_3e_" style:default-outline-level="2" style:class="text">
      <style:paragraph-properties fo:margin-top="0.071cm" fo:margin-bottom="0cm" fo:keep-together="always" fo:hyphenation-ladder-count="no-limit" fo:keep-with-next="always"/>
      <style:text-properties fo:color="#b83919" fo:font-size="15pt" fo:font-weight="bold" style:font-name-asian="Times New Roman" style:font-size-asian="15pt" style:font-weight-asian="bold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p_3e_" style:display-name="&lt;p&gt;" style:family="paragraph" style:parent-style-name="Normal">
      <style:paragraph-properties fo:margin-top="0.212cm" fo:margin-bottom="0.212cm" fo:line-height="115%" fo:text-align="justify" style:justify-single-word="false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_3c_figure_3e_" style:display-name="&lt;figure&gt;" style:family="paragraph" style:parent-style-name="Normal" style:next-style-name="_3c_p_3e_">
      <style:paragraph-properties fo:margin-top="0.499cm" fo:margin-bottom="0.499cm" fo:line-height="100%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orphans="0" fo:widows="0" fo:hyphenation-ladder-count="no-limit"/>
      <style:text-properties style:font-name="Liberation Serif" fo:font-size="10pt" fo:language="fr" fo:country="FR" style:letter-kerning="true" style:font-name-asian="SimSun" style:font-size-asian="10pt" style:language-asian="zh" style:country-asian="CN" style:font-name-complex="Mangal" style:font-size-complex="9pt" style:language-complex="hi" style:country-complex="IN" fo:hyphenate="false" fo:hyphenation-remain-char-count="0" fo:hyphenation-push-char-count="0"/>
    </style:style>
    <style:style style:name="_3c_quote_3e_" style:display-name="&lt;quote&gt;" style:family="paragraph" style:parent-style-name="Normal" style:next-style-name="_3c_p_3e_">
      <style:paragraph-properties fo:margin-left="1.499cm" fo:margin-right="0cm" fo:margin-top="0.101cm" fo:margin-bottom="0.101cm" fo:line-height="95%" fo:text-align="justify" style:justify-single-word="false" fo:orphans="0" fo:widows="0" fo:hyphenation-ladder-count="no-limit" fo:text-indent="0cm" style:auto-text-indent="false">
        <style:tab-stops/>
      </style:paragraph-properties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style:font-name="Times New Roman"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test</meta:initial-creator>
    <dc:creator>gaelle lafage</dc:creator>
    <meta:creation-date>2022-06-27T07:21:00Z</meta:creation-date>
    <dc:date>2023-03-31T19:07:15</dc:date>
    <meta:editing-cycles>15</meta:editing-cycles>
    <meta:editing-duration>P1DT6H49M46S</meta:editing-duration>
    <meta:document-statistic meta:table-count="0" meta:image-count="0" meta:object-count="0" meta:page-count="2" meta:paragraph-count="17" meta:word-count="183" meta:character-count="1331"/>
    <meta:template xlink:type="simple" xlink:actuate="onRequest" xlink:title="" xlink:href="Normal.dotm"/>
  </office:meta>
</office:document-meta>
</file>